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officeooo:rsid="001bda9d" officeooo:paragraph-rsid="001bda9d"/>
    </style:style>
    <style:style style:name="P2" style:family="paragraph" style:parent-style-name="Text_20_body">
      <style:text-properties style:font-name="DejaVu Sans" fo:font-weight="bold" officeooo:rsid="001bda9d" officeooo:paragraph-rsid="001bda9d" style:font-weight-asian="bold" style:font-weight-complex="bold"/>
    </style:style>
    <style:style style:name="P3" style:family="paragraph" style:parent-style-name="Text_20_body">
      <style:text-properties style:font-name="DejaVu Sans" fo:font-weight="bold" officeooo:rsid="001c7c37" officeooo:paragraph-rsid="001c7c37" style:font-weight-asian="bold" style:font-weight-complex="bold"/>
    </style:style>
    <style:style style:name="P4" style:family="paragraph" style:parent-style-name="Text_20_body">
      <style:text-properties style:font-name="DejaVu Sans" fo:font-weight="bold" officeooo:rsid="001e35f3" officeooo:paragraph-rsid="001e35f3" style:font-weight-asian="bold" style:font-weight-complex="bold"/>
    </style:style>
    <style:style style:name="P5" style:family="paragraph" style:parent-style-name="Title">
      <style:text-properties style:font-name="DejaVu Sans" officeooo:rsid="001bda9d" officeooo:paragraph-rsid="001bda9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</text:p>
      <text:p text:style-name="P1"/>
      <text:p text:style-name="P2">Contenedor → <text:span text:style-name="T1">instancia de una imagen.</text:span></text:p>
      <text:p text:style-name="P2">Imagen→ <text:span text:style-name="T1">Software ejecutable</text:span></text:p>
      <text:p text:style-name="P2"><text:span text:style-name="T1"/></text:p>
      <text:p text:style-name="P3">Volumen→<text:span text:style-name="T1"> Espacio donde se almacena mi </text:span></text:p>
      <text:p text:style-name="P3"><text:span text:style-name="T1"/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43:57.788495788</meta:creation-date>
    <dc:date>2025-01-13T14:03:05.952112034</dc:date>
    <meta:editing-duration>PT8M23S</meta:editing-duration>
    <meta:editing-cycles>1</meta:editing-cycles>
    <meta:document-statistic meta:table-count="0" meta:image-count="0" meta:object-count="0" meta:page-count="1" meta:paragraph-count="4" meta:word-count="16" meta:character-count="108" meta:non-whitespace-character-count="95"/>
    <meta:generator>LibreOffice/24.2.7.2$Linux_X86_64 LibreOffice_project/420$Build-2</meta:generator>
  </office:meta>
</office:document-meta>
</file>